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</style:style>
    <style:style style:name="P2" style:family="paragraph" style:parent-style-name="Heading_20_1">
      <style:paragraph-properties fo:margin-top="0in" fo:margin-bottom="0in" style:contextual-spacing="false"/>
      <style:text-properties officeooo:rsid="00167d9f" officeooo:paragraph-rsid="00167d9f"/>
    </style:style>
    <style:style style:name="P3" style:family="paragraph" style:parent-style-name="Text_20_body">
      <style:text-properties officeooo:rsid="001e716e" officeooo:paragraph-rsid="0029c7d5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268d01" officeooo:paragraph-rsid="0029dfec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284876" officeooo:paragraph-rsid="00284876"/>
    </style:style>
    <style:style style:name="T1" style:family="text">
      <style:text-properties officeooo:rsid="0023c178"/>
    </style:style>
    <style:style style:name="T2" style:family="text">
      <style:text-properties officeooo:rsid="0025c07a"/>
    </style:style>
    <style:style style:name="T3" style:family="text">
      <style:text-properties officeooo:rsid="0029c7d5"/>
    </style:style>
    <style:style style:name="T4" style:family="text">
      <style:text-properties officeooo:rsid="0029df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 w handlu i usługach</text:p>
      <text:h text:style-name="P2" text:outline-level="1"><text:span text:style-name="T1">Ćwiczenia</text:span> 1 <text:tab/><text:tab/><text:tab/><text:tab/><text:tab/>(<text:span text:style-name="T2">1:30pm-2:15pm, </text:span>2<text:span text:style-name="T1">2</text:span>/2/2024):</text:h>
      <text:p text:style-name="P4">Prezentacja: <text:span text:style-name="T4">6/6/2024</text:span></text:p>
      <text:p text:style-name="P4"><text:span text:style-name="T4">temat e-commerce</text:span> </text:p>
      <text:p text:style-name="P4">Min 20 słajdów (5 <text:span text:style-name="T3">слов </text:span>x 5 <text:span text:style-name="T3">строк </text:span>x 25 <text:span text:style-name="T3">шрифт</text:span>)</text:p>
      <text:p text:style-name="P5">Без буков, с картинками <text:span text:style-name="T3">и </text:span>мемами.</text:p>
      <text:p text:style-name="P5"/>
      <text:p text:style-name="P5"/>
      <text:p text:style-name="Text_20_body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6pt" officeooo:rsid="0018fb42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44:24.756874519</meta:creation-date>
    <meta:generator>LibreOffice/24.2.0.3$Linux_X86_64 LibreOffice_project/420$Build-3</meta:generator>
    <dc:date>2024-02-22T14:10:07.272969165</dc:date>
    <meta:editing-duration>PT1H11M2S</meta:editing-duration>
    <meta:editing-cycles>18</meta:editing-cycles>
    <meta:document-statistic meta:table-count="0" meta:image-count="0" meta:object-count="0" meta:page-count="1" meta:paragraph-count="6" meta:word-count="30" meta:character-count="188" meta:non-whitespace-character-count="158"/>
  </office:meta>
</office:document-meta>
</file>